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SortedSet.SynchronizedSortedSet( Sorted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Set.tailSet( Object fro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SortedSet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ortedSet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ortedSet.subSet( Object fromElement ,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SortedSet.getSort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Set.SynchronizedSortedSet( SortedSet set , Objec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Set.headSet(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SortedSet.decorate( Sorted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ortedSet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